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2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3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co1" style:family="table-column">
      <style:table-column-properties style:column-width="1.915cm" style:use-optimal-column-width="false"/>
    </style:style>
    <style:style style:name="co2" style:family="table-column">
      <style:table-column-properties style:column-width="1.914cm" style:use-optimal-column-width="false"/>
    </style:style>
    <style:style style:name="co3" style:family="table-column">
      <style:table-column-properties style:column-width="2.248cm" style:use-optimal-column-width="false"/>
    </style:style>
    <style:style style:name="co4" style:family="table-column">
      <style:table-column-properties style:column-width="3.106cm" style:use-optimal-column-width="false"/>
    </style:style>
    <style:style style:name="co5" style:family="table-column">
      <style:table-column-properties style:column-width="2.143cm" style:use-optimal-column-width="false"/>
    </style:style>
    <style:style style:name="co6" style:family="table-column">
      <style:table-column-properties style:column-width="1.746cm" style:use-optimal-column-width="false"/>
    </style:style>
    <style:style style:name="co7" style:family="table-column">
      <style:table-column-properties style:column-width="2.434cm" style:use-optimal-column-width="false"/>
    </style:style>
    <style:style style:name="co8" style:family="table-column">
      <style:table-column-properties style:column-width="3.154cm" style:use-optimal-column-width="false"/>
    </style:style>
    <style:style style:name="co9" style:family="table-column">
      <style:table-column-properties style:column-width="3.86cm" style:use-optimal-column-width="false"/>
    </style:style>
    <style:style style:name="co10" style:family="table-column">
      <style:table-column-properties style:column-width="2.766cm" style:use-optimal-column-width="false"/>
    </style:style>
    <style:style style:name="co11" style:family="table-column">
      <style:table-column-properties style:column-width="2.381cm" style:use-optimal-column-width="false"/>
    </style:style>
    <style:style style:name="co12" style:family="table-column">
      <style:table-column-properties style:column-width="2.141cm" style:use-optimal-column-width="false"/>
    </style:style>
    <style:style style:name="co13" style:family="table-column">
      <style:table-column-properties style:column-width="2.142cm" style:use-optimal-column-width="false"/>
    </style:style>
    <style:style style:name="ro1" style:family="table-row">
      <style:table-row-properties style:row-height="0.579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455cm" style:use-optimal-row-height="false"/>
    </style:style>
    <style:style style:name="ce1" style:family="table-cell">
      <loext:graphic-properties draw:fill-color="#ffffff" draw:textarea-vertical-align="middle" fo:padding-top="0.05cm" fo:padding-bottom="0.05cm" fo:padding-left="0.05cm" fo:padding-right="0.05cm"/>
      <style:paragraph-properties fo:text-align="center" fo:border="0.43pt dashed #000000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ffffff" draw:textarea-vertical-align="middle" fo:padding-top="0.05cm" fo:padding-bottom="0.05cm" fo:padding-left="0.05cm" fo:padding-right="0.05cm"/>
      <style:paragraph-properties fo:border="0.43pt dashed #000000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ffffff" draw:textarea-horizontal-align="left" draw:textarea-vertical-align="middle" fo:padding-top="0.05cm" fo:padding-bottom="0.05cm" fo:padding-left="0.05cm" fo:padding-right="0.05cm" fo:wrap-option="no-wrap"/>
      <style:paragraph-properties fo:margin-left="0cm" fo:margin-right="0cm" fo:margin-top="0cm" fo:margin-bottom="0cm" fo:line-height="100%" fo:text-align="center" fo:text-indent="0cm" fo:border="0.43pt dashe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2pt" fo:letter-spacing="normal" fo:language="es" fo:country="MX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微软雅黑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loext:graphic-properties draw:fill-color="#ffffff" draw:textarea-horizontal-align="left" draw:textarea-vertical-align="middle" fo:padding-top="0.05cm" fo:padding-bottom="0.05cm" fo:padding-left="0.05cm" fo:padding-right="0.05cm" fo:wrap-option="no-wrap"/>
      <style:paragraph-properties fo:margin-left="0cm" fo:margin-right="0cm" fo:margin-top="0cm" fo:margin-bottom="0cm" fo:line-height="100%" fo:text-align="center" fo:text-indent="0cm" fo:border="0.43pt dashe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2pt" fo:letter-spacing="normal" fo:language="es" fo:country="MX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微软雅黑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5" style:family="table-cell">
      <loext:graphic-properties draw:fill-color="#ffffff" draw:textarea-horizontal-align="left" draw:textarea-vertical-align="middle" fo:padding-top="0.05cm" fo:padding-bottom="0.05cm" fo:padding-left="0.05cm" fo:padding-right="0.05cm" fo:wrap-option="no-wrap"/>
      <style:paragraph-properties fo:margin-left="0cm" fo:margin-right="0cm" fo:margin-top="0cm" fo:margin-bottom="0cm" fo:line-height="100%" fo:text-align="center" fo:text-indent="0cm" fo:border="0.43pt dashe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2pt" fo:letter-spacing="normal" fo:language="es" fo:country="MX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微软雅黑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6" style:family="table-cell">
      <loext:graphic-properties draw:fill-color="#ffffff" draw:textarea-horizontal-align="left" draw:textarea-vertical-align="middle" fo:padding-top="0.05cm" fo:padding-bottom="0.05cm" fo:padding-left="0.05cm" fo:padding-right="0.05cm" fo:wrap-option="no-wrap"/>
      <style:paragraph-properties fo:margin-left="0cm" fo:margin-right="0cm" fo:margin-top="0cm" fo:margin-bottom="0cm" fo:line-height="100%" fo:text-align="center" fo:text-indent="0cm" fo:border="0.43pt dashe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2pt" fo:letter-spacing="normal" fo:language="es" fo:country="MX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微软雅黑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7" style:family="table-cell">
      <loext:graphic-properties draw:fill-color="#ffffff" draw:textarea-horizontal-align="left" draw:textarea-vertical-align="middle" fo:padding-top="0.05cm" fo:padding-bottom="0.05cm" fo:padding-left="0.05cm" fo:padding-right="0.05cm" fo:wrap-option="no-wrap"/>
      <style:paragraph-properties fo:margin-left="0cm" fo:margin-right="0cm" fo:margin-top="0cm" fo:margin-bottom="0cm" fo:line-height="100%" fo:text-align="center" fo:text-indent="0cm" fo:border="0.43pt dashe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2pt" fo:letter-spacing="normal" fo:language="es" fo:country="MX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微软雅黑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8" style:family="table-cell">
      <loext:graphic-properties draw:fill-color="#ffffff" draw:textarea-vertical-align="middle" fo:padding-top="0.05cm" fo:padding-bottom="0.05cm" fo:padding-left="0.05cm" fo:padding-right="0.05cm"/>
      <style:paragraph-properties fo:text-align="center" fo:border="0.43pt dashed #000000"/>
      <style:text-properties style:font-name="Liberation Mono" fo:font-size="12pt" fo:font-weight="bold" style:letter-kerning="true" style:font-name-asian="微软雅黑" style:font-size-asian="12pt" style:font-weight-asian="bold" style:font-name-complex="Arial Unicode MS" style:font-size-complex="12pt" style:font-weight-complex="bold"/>
    </style:style>
    <style:style style:name="P1" style:family="paragraph">
      <style:paragraph-properties fo:text-align="center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2pt" fo:letter-spacing="normal" fo:language="es" fo:country="MX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微软雅黑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>
      <style:paragraph-properties fo:text-align="center"/>
      <style:text-properties style:font-name="Liberation Mono" fo:font-size="12pt" fo:font-weight="bold" style:letter-kerning="true" style:font-name-asian="微软雅黑" style:font-size-asian="12pt" style:font-weight-asian="bold" style:font-name-complex="Arial Unicode MS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Liberation Mono" fo:font-size="12pt"/>
    </style:style>
    <style:style style:name="P6" style:family="paragraph">
      <loext:graphic-properties draw:fill="none" draw:fill-color="#ffffff"/>
      <style:text-properties style:font-name="Liberation Mono" fo:font-size="12pt"/>
    </style:style>
    <style:style style:name="T1" style:family="text">
      <style:text-properties style:font-name="Liberation Mono" fo:font-size="11pt" style:font-size-asian="16pt" style:font-size-complex="16pt"/>
    </style:style>
    <style:style style:name="T2" style:family="text">
      <style:text-properties style:font-name="Liberation Mono" fo:font-size="11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xml:id="id2" draw:id="id2" draw:layer="layout" svg:width="3.828cm" svg:height="1.178cm" svg:x="9.148cm" svg:y="7.1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category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 text:style-name="P1">id</text:p>
              </table:table-cell>
              <table:table-cell>
                <text:p text:style-name="P1">nam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5.505cm" svg:height="1.199cm" svg:x="2.009cm" svg:y="4.4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 table:style-name="ce1" table:number-columns-spanned="7">
                <text:p text:style-name="P1">inventory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1">id</text:p>
              </table:table-cell>
              <table:table-cell>
                <text:p text:style-name="P1">name</text:p>
              </table:table-cell>
              <table:table-cell table:style-name="ce3">
                <text:p text:style-name="P2">category</text:p>
              </table:table-cell>
              <table:table-cell table:style-name="ce4">
                <text:p text:style-name="P3">description</text:p>
              </table:table-cell>
              <table:table-cell table:style-name="ce5">
                <text:p text:style-name="P3">brand</text:p>
              </table:table-cell>
              <table:table-cell table:style-name="ce6">
                <text:p text:style-name="P3">model</text:p>
              </table:table-cell>
              <table:table-cell table:style-name="ce7">
                <text:p text:style-name="P3">quantity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" draw:text-style-name="P4" draw:layer="layout" draw:type="curve" draw:line-skew="-0.297cm" svg:x1="9.761cm" svg:y1="5.613cm" svg:x2="11.062cm" svg:y2="7.166cm" draw:start-shape="id1" draw:end-shape="id2" svg:d="M9761 5613c0 720 1301-56 1301 1553" svg:viewBox="0 0 1302 1554">
          <text:p/>
        </draw:connector>
        <draw:frame draw:style-name="standard" xml:id="id4" draw:id="id4" draw:layer="layout" svg:width="8.896cm" svg:height="1.178cm" svg:x="2.589cm" svg:y="12.3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8"/>
            <table:table-row table:style-name="ro1" table:default-cell-style-name="ce2">
              <table:table-cell table:style-name="ce1" table:number-columns-spanned="4">
                <text:p text:style-name="P1">requisitions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1">id</text:p>
              </table:table-cell>
              <table:table-cell>
                <text:p text:style-name="P1">date</text:p>
              </table:table-cell>
              <table:table-cell table:style-name="ce8">
                <text:p text:style-name="P3">status</text:p>
              </table:table-cell>
              <table:table-cell table:style-name="ce8">
                <text:p text:style-name="P3">descriptio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3" draw:id="id3" draw:layer="layout" svg:width="15.204cm" svg:height="1.178cm" svg:x="2.572cm" svg:y="16.881cm">
          <table:table table:template-name="default" table:use-first-row-styles="true" table:use-banding-rows-styles="true">
            <table:table-column table:style-name="co1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2">
              <table:table-cell table:style-name="ce1" table:number-columns-spanned="6">
                <text:p text:style-name="P1">requisitions_detail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8">
              <table:table-cell table:style-name="ce1">
                <text:p text:style-name="P1">id</text:p>
              </table:table-cell>
              <table:table-cell table:style-name="ce1">
                <text:p text:style-name="P1">requisition_id</text:p>
              </table:table-cell>
              <table:table-cell>
                <text:p text:style-name="P3">product_id</text:p>
              </table:table-cell>
              <table:table-cell>
                <text:p text:style-name="P3">quantity</text:p>
              </table:table-cell>
              <table:table-cell>
                <text:p text:style-name="P3">comment</text:p>
              </table:table-cell>
              <table:table-cell>
                <text:p text:style-name="P3">status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" draw:text-style-name="P4" draw:layer="layout" draw:type="curve" svg:x1="10.174cm" svg:y1="16.881cm" svg:x2="7.037cm" svg:y2="13.543cm" draw:start-shape="id3" draw:start-glue-point="0" draw:end-shape="id4" draw:end-glue-point="2" svg:d="M10174 16881c0-2502-3137-833-3137-3338" svg:viewBox="0 0 3138 3339">
          <text:p/>
        </draw:connector>
        <draw:connector draw:style-name="gr3" draw:text-style-name="P4" draw:layer="layout" draw:type="curve" draw:line-skew="0cm -3.933cm" svg:x1="17.776cm" svg:y1="17.47cm" svg:x2="9.761cm" svg:y2="5.613cm" draw:start-shape="id3" draw:start-glue-point="1" draw:end-shape="id1" draw:end-glue-point="2" svg:d="M17776 17470c792 0 661-5078-1541-7404s-6474-1900-6474-4453" svg:viewBox="0 0 8459 11858">
          <text:p/>
        </draw:connector>
        <draw:frame draw:style-name="gr4" draw:text-style-name="P6" xml:id="id5" draw:id="id5" draw:layer="layout" svg:width="3.296cm" svg:height="1.586cm" svg:x="5.885cm" svg:y="5.75cm">
          <draw:text-box>
            <text:p text:style-name="P5"><text:span text:style-name="T1">Category</text:span><text:span text:style-name="T1"><text:line-break/></text:span><text:span text:style-name="T1">can be</text:span></text:p>
            <text:p text:style-name="P5"><text:span text:style-name="T2">Herramientas</text:span></text:p>
          </draw:text-box>
        </draw:frame>
        <draw:frame draw:style-name="standard" xml:id="id6" draw:id="id6" draw:layer="layout" svg:width="15.204cm" svg:height="1.635cm" svg:x="0.682cm" svg:y="9.909cm">
          <table:table table:template-name="default" table:use-first-row-styles="true" table:use-banding-rows-styles="true">
            <table:table-column table:style-name="co1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 table:number-columns-spanned="6">
                <text:p text:style-name="P1">tools_detail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1">id</text:p>
              </table:table-cell>
              <table:table-cell>
                <text:p text:style-name="P1">tool_id</text:p>
              </table:table-cell>
              <table:table-cell>
                <text:p text:style-name="P3">employer_id</text:p>
              </table:table-cell>
              <table:table-cell>
                <text:p text:style-name="P3">quantity</text:p>
              </table:table-cell>
              <table:table-cell>
                <text:p text:style-name="P3">comment</text:p>
              </table:table-cell>
              <table:table-cell>
                <text:p text:style-name="P3">status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5" draw:text-style-name="P4" draw:layer="layout" draw:type="curve" svg:x1="7.533cm" svg:y1="7.336cm" svg:x2="8.284cm" svg:y2="9.909cm" draw:start-shape="id5" draw:start-glue-point="2" draw:end-shape="id6" draw:end-glue-point="0" svg:d="M7533 7336c0 1909 751 623 751 2573" svg:viewBox="0 0 752 257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8T08:59:16.198000000</meta:creation-date>
    <dc:date>2022-08-18T13:18:53.201000000</dc:date>
    <meta:editing-duration>PT8M5S</meta:editing-duration>
    <meta:editing-cycles>1</meta:editing-cycles>
    <meta:document-statistic meta:object-count="10"/>
    <meta:generator>LibreOffice/7.3.2.2$Windows_X86_64 LibreOffice_project/49f2b1bff42cfccbd8f788c8dc32c1c309559be0</meta:generator>
  </office:meta>
</office:document-meta>
</file>